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1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57cm" fo:min-width="1.55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0.749cm" fo:min-width="0.499cm" fo:wrap-option="wrap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002cm" fo:min-width="0cm" loext:decorative="false"/>
    </style:style>
    <style:style style:name="gr7" style:family="graphic" style:parent-style-name="objectwithoutfill">
      <style:graphic-properties svg:stroke-color="#ff0000" draw:marker-end="Arrowheads_20_11" draw:marker-end-width="0.3cm" draw:fill="none" draw:fill-color="#ff0000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1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744cm" fo:min-width="9.38cm" style:writing-mode="lr-tb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fo:min-height="1.8cm" loext:decorative="false"/>
      <style:paragraph-properties style:writing-mode="lr-tb"/>
    </style:style>
    <style:style style:name="pr7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One_20_Column-title">
      <style:graphic-properties fo:min-height="1.8cm" loext:decorative="false"/>
      <style:paragraph-properties style:writing-mode="lr-tb"/>
    </style:style>
    <style:style style:name="pr9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One_20_Column_5f_-outline1">
      <style:graphic-properties fo:min-height="9.13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0000"/>
      <style:paragraph-properties fo:text-align="center"/>
    </style:style>
    <style:style style:name="P11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style:font-name="Liberation Mono" fo:font-size="14pt" style:font-name-asian="Liberation Mono" style:font-size-asian="14pt" style:font-name-complex="Liberation Mono" style:font-size-complex="14pt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Data Structure and Algorithms</text:p>
          </draw:text-box>
        </draw:frame>
        <draw:frame draw:style-name="gr1" draw:text-style-name="P1" draw:layer="layout" svg:width="14.443cm" svg:height="0.962cm" svg:x="6.66cm" svg:y="8.89cm">
          <draw:text-box>
            <text:p>Lecture 4 &amp; 5 : Sort &amp; Search Algorithms on Array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hings to cov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inear Search</text:p>
              </text:list-item>
              <text:list-item>
                <text:p text:style-name="P3">Bubble Sort</text:p>
              </text:list-item>
              <text:list-item>
                <text:p>Binary Search</text:p>
              </text:list-item>
              <text:list-item>
                <text:p>Section Sort</text:p>
              </text:list-item>
              <text:list-item>
                <text:p>Insert Sor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Linear Search</text:p>
          </draw:text-box>
        </draw:frame>
        <draw:frame draw:style-name="gr3" draw:text-style-name="P5" draw:layer="layout" svg:width="15.911cm" svg:height="7.002cm" svg:x="5.08cm" svg:y="3.175cm">
          <draw:text-box>
            <text:p text:style-name="P4"><text:span text:style-name="T1">#include &lt;stdio.h&gt;</text:span></text:p>
            <text:p text:style-name="P4"><text:span text:style-name="T1"/></text:p>
            <text:p text:style-name="P4"><text:span text:style-name="T1">// Function to perform linear search</text:span></text:p>
            <text:p text:style-name="P4"><text:span text:style-name="T1">int linearSearch(int arr[], int size, int target) {</text:span></text:p>
            <text:p text:style-name="P4"><text:span text:style-name="T1"><text:s text:c="4"/></text:span><text:span text:style-name="T1">for (int i = 0; i &lt; size; i++) {</text:span></text:p>
            <text:p text:style-name="P4"><text:span text:style-name="T1"><text:s text:c="8"/></text:span><text:span text:style-name="T1">if (arr[i] == target) {</text:span></text:p>
            <text:p text:style-name="P4"><text:span text:style-name="T1"><text:s text:c="12"/></text:span><text:span text:style-name="T1">return i; // Return the index if the target is found</text:span></text:p>
            <text:p text:style-name="P4"><text:span text:style-name="T1"><text:s text:c="8"/></text:span><text:span text:style-name="T1">}</text:span></text:p>
            <text:p text:style-name="P4"><text:span text:style-name="T1"><text:s text:c="4"/></text:span><text:span text:style-name="T1">}</text:span></text:p>
            <text:p text:style-name="P4"><text:span text:style-name="T1"><text:s text:c="4"/></text:span><text:span text:style-name="T1">return -1; // Return -1 if the target is not found</text:span></text:p>
            <text:p text:style-name="P4"><text:span text:style-name="T1">}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Bubble Sort</text:p>
          </draw:text-box>
        </draw:frame>
        <draw:frame draw:style-name="gr3" draw:text-style-name="P5" draw:layer="layout" svg:width="10.412cm" svg:height="12.146cm" svg:x="0.787cm" svg:y="2.459cm">
          <draw:text-box>
            <text:p text:style-name="P4"><text:span text:style-name="T1">#include &lt;stdio.h&gt;</text:span></text:p>
            <text:p text:style-name="P4"><text:span text:style-name="T1"/></text:p>
            <text:p text:style-name="P4"><text:span text:style-name="T1">// Function to swap two elements</text:span></text:p>
            <text:p text:style-name="P4"><text:span text:style-name="T1">void swap(int *xp, int *yp) {</text:span></text:p>
            <text:p text:style-name="P4"><text:span text:style-name="T1"><text:s text:c="4"/></text:span><text:span text:style-name="T1">int temp = *xp;</text:span></text:p>
            <text:p text:style-name="P4"><text:span text:style-name="T1"><text:s text:c="4"/></text:span><text:span text:style-name="T1">*xp = *yp;</text:span></text:p>
            <text:p text:style-name="P4"><text:span text:style-name="T1"><text:s text:c="4"/></text:span><text:span text:style-name="T1">*yp = temp;</text:span></text:p>
            <text:p text:style-name="P4"><text:span text:style-name="T1">}</text:span></text:p>
            <text:p text:style-name="P4"><text:span text:style-name="T1"/></text:p>
            <text:p text:style-name="P4"><text:span text:style-name="T1"/></text:p>
          </draw:text-box>
        </draw:frame>
        <draw:frame draw:style-name="gr3" draw:text-style-name="P5" draw:layer="layout" svg:width="14.605cm" svg:height="10.431cm" svg:x="12.7cm" svg:y="2.904cm">
          <draw:text-box>
            <text:p><text:span text:style-name="T1">// Function to perform Bubble Sort on an array</text:span></text:p>
            <text:p><text:span text:style-name="T1">void bubbleSort(int arr[], int n) {</text:span></text:p>
            <text:p><text:span text:style-name="T1"><text:s text:c="4"/></text:span><text:span text:style-name="T1">int i, j;</text:span></text:p>
            <text:p><text:span text:style-name="T1"><text:s text:c="4"/></text:span><text:span text:style-name="T1">for (i = 0; i &lt; n - 1; i++) {</text:span></text:p>
            <text:p><text:span text:style-name="T1"><text:s text:c="8"/></text:span><text:span text:style-name="T1">// Last i elements are already in place</text:span></text:p>
            <text:p><text:span text:style-name="T1"><text:s text:c="8"/></text:span><text:span text:style-name="T1">for (j = 0; j &lt; n - i - 1; j++) {</text:span></text:p>
            <text:p><text:span text:style-name="T1"><text:s text:c="12"/></text:span><text:span text:style-name="T1">if (arr[j] &gt; arr[j+1]) {</text:span></text:p>
            <text:p><text:span text:style-name="T1"><text:s text:c="16"/></text:span><text:span text:style-name="T1">swap(&amp;arr[j], &amp;arr[j+1]);</text:span></text:p>
            <text:p><text:span text:style-name="T1"><text:s text:c="12"/></text:span><text:span text:style-name="T1">}</text:span></text:p>
            <text:p><text:span text:style-name="T1"><text:s text:c="8"/></text:span><text:span text:style-name="T1">}</text:span></text:p>
            <text:p><text:span text:style-name="T1"><text:s text:c="4"/></text:span><text:span text:style-name="T1">}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Bubble Sort</text:p>
          </draw:text-box>
        </draw:frame>
        <draw:frame draw:style-name="gr3" draw:text-style-name="P5" draw:layer="layout" svg:width="12.7cm" svg:height="2.081cm" svg:x="0.87cm" svg:y="5.539cm">
          <draw:text-box>
            <text:p text:style-name="P4"><text:span text:style-name="T1">int arr[] = {64, 34, 25, 12, 22, 11, 90};</text:span></text:p>
          </draw:text-box>
        </draw:frame>
        <draw:frame draw:style-name="gr3" draw:text-style-name="P6" draw:layer="layout" svg:width="6.406cm" svg:height="0.648cm" svg:x="17.99cm" svg:y="3.039cm">
          <draw:text-box>
            <text:p><text:span text:style-name="T2">{64, 34, 25, 12, 22, 11, 90}</text:span></text:p>
          </draw:text-box>
        </draw:frame>
        <draw:custom-shape draw:style-name="gr4" draw:text-style-name="P8" draw:layer="layout" svg:width="2.905cm" svg:height="0.999cm" svg:x="14.4cm" svg:y="2.845cm">
          <text:p text:style-name="P7">i=0, j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6.406cm" svg:height="0.648cm" svg:x="17.99cm" svg:y="5.039cm">
          <draw:text-box>
            <text:p><text:span text:style-name="T2">{34, 64, 25, 12, 22, 11, 90}</text:span></text:p>
          </draw:text-box>
        </draw:frame>
        <draw:custom-shape draw:style-name="gr5" draw:text-style-name="P7" draw:layer="layout" svg:width="0.999cm" svg:height="0.999cm" svg:x="18.54cm" svg:y="3.82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4" draw:text-style-name="P8" draw:layer="layout" svg:width="2.905cm" svg:height="0.999cm" svg:x="14.4cm" svg:y="4.845cm">
          <text:p text:style-name="P7">i=0, j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999cm" svg:height="0.999cm" svg:x="19.44cm" svg:y="5.72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3" draw:text-style-name="P6" draw:layer="layout" svg:width="6.406cm" svg:height="0.648cm" svg:x="17.99cm" svg:y="6.839cm">
          <draw:text-box>
            <text:p><text:span text:style-name="T2">{34, 25, 64, 12, 22, 11, 90}</text:span></text:p>
          </draw:text-box>
        </draw:frame>
        <draw:custom-shape draw:style-name="gr4" draw:text-style-name="P8" draw:layer="layout" svg:width="2.905cm" svg:height="0.999cm" svg:x="14.4cm" svg:y="6.645cm">
          <text:p text:style-name="P7">i=0, j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999cm" svg:height="0.999cm" svg:x="20.34cm" svg:y="7.52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6" draw:text-style-name="P7" draw:layer="layout" svg:width="0.33cm" svg:height="0.356cm" svg:x="20.73cm" svg:y="8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33cm" svg:height="0.356cm" svg:x="20.731cm" svg:y="9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33cm" svg:height="0.356cm" svg:x="20.732cm" svg:y="10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6.406cm" svg:height="0.648cm" svg:x="17.99cm" svg:y="10.639cm">
          <draw:text-box>
            <text:p><text:span text:style-name="T2">{34, 25, 12, 22, 11, 64, 90}</text:span></text:p>
          </draw:text-box>
        </draw:frame>
        <draw:custom-shape draw:style-name="gr5" draw:text-style-name="P7" draw:layer="layout" svg:width="0.999cm" svg:height="0.999cm" svg:x="22.84cm" svg:y="11.32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4" draw:text-style-name="P8" draw:layer="layout" svg:width="2.905cm" svg:height="0.999cm" svg:x="14.4cm" svg:y="10.345cm">
          <text:p text:style-name="P7">i=0, j=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2.905cm" svg:height="0.999cm" svg:x="14.4cm" svg:y="12.345cm">
          <text:p text:style-name="P7">i=0, j=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6.406cm" svg:height="0.648cm" svg:x="17.99cm" svg:y="12.539cm">
          <draw:text-box>
            <text:p><text:span text:style-name="T2">{34, 25, 12, 22, 11, 64, 90}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Binary Search</text:p>
          </draw:text-box>
        </draw:frame>
        <draw:frame draw:style-name="gr3" draw:text-style-name="P6" draw:layer="layout" svg:width="14.208cm" svg:height="11.792cm" svg:x="0.889cm" svg:y="1.967cm">
          <draw:text-box>
            <text:p text:style-name="P4"><text:span text:style-name="T2">#include &lt;stdio.h&gt;</text:span></text:p>
            <text:p text:style-name="P4"><text:span text:style-name="T2"/></text:p>
            <text:p text:style-name="P4"><text:span text:style-name="T2"><text:s text:c="4"/></text:span><text:span text:style-name="T2">int binarySearch(int arr[], int low, int high, int key) {</text:span></text:p>
            <text:p text:style-name="P4"><text:span text:style-name="T2"><text:s text:c="8"/></text:span><text:span text:style-name="T2">while (low &lt;= high) {</text:span></text:p>
            <text:p text:style-name="P4"><text:span text:style-name="T2"><text:s text:c="12"/></text:span><text:span text:style-name="T2">int mid = low + (high - low) / 2;</text:span></text:p>
            <text:p text:style-name="P4"><text:span text:style-name="T2"><text:s text:c="12"/></text:span><text:span text:style-name="T2">if (arr[mid] == key) {</text:span></text:p>
            <text:p text:style-name="P4"><text:span text:style-name="T2"><text:s text:c="16"/></text:span><text:span text:style-name="T2">return mid; // Return the index if found</text:span></text:p>
            <text:p text:style-name="P4"><text:span text:style-name="T2"><text:s text:c="12"/></text:span><text:span text:style-name="T2">} else if (arr[mid] &lt; key) {</text:span></text:p>
            <text:p text:style-name="P4"><text:span text:style-name="T2"><text:s text:c="16"/></text:span><text:span text:style-name="T2">low = mid + 1; // Search in the right half</text:span></text:p>
            <text:p text:style-name="P4"><text:span text:style-name="T2"><text:tab/></text:span><text:span text:style-name="T2"><text:tab/></text:span><text:span text:style-name="T2"> <text:s text:c="3"/></text:span><text:span text:style-name="T2">return binarySearch(arr, low, high, key);</text:span></text:p>
            <text:p text:style-name="P4"><text:span text:style-name="T2"><text:s text:c="12"/></text:span><text:span text:style-name="T2">} else {</text:span></text:p>
            <text:p text:style-name="P4"><text:span text:style-name="T2"><text:s text:c="16"/></text:span><text:span text:style-name="T2">high = mid - 1; // Search in the left half</text:span></text:p>
            <text:p text:style-name="P9"><text:span text:style-name="T2"><text:tab/></text:span><text:span text:style-name="T2"><text:tab/></text:span><text:span text:style-name="T2"> <text:s text:c="3"/></text:span><text:span text:style-name="T2">return binarySearch(arr, low, high, key);</text:span></text:p>
            <text:p text:style-name="P4"><text:span text:style-name="T2"><text:s text:c="12"/></text:span><text:span text:style-name="T2">}</text:span></text:p>
            <text:p text:style-name="P4"><text:span text:style-name="T2"><text:s text:c="8"/></text:span><text:span text:style-name="T2">}</text:span></text:p>
            <text:p text:style-name="P4"><text:span text:style-name="T2"><text:s text:c="8"/></text:span><text:span text:style-name="T2">return -1; // Return -1 if not found</text:span></text:p>
            <text:p text:style-name="P4"><text:span text:style-name="T2"><text:s text:c="4"/></text:span><text:span text:style-name="T2">}</text:span></text:p>
            <text:p text:style-name="P4"><text:span text:style-name="T2"/></text:p>
            <text:p text:style-name="P4"><text:span text:style-name="T2"><text:s text:c="4"/></text:span><text:span text:style-name="T2">int main() {</text:span></text:p>
            <text:p text:style-name="P4"><text:span text:style-name="T2"><text:s text:c="8"/></text:span><text:span text:style-name="T2">int arr[] = {10, 20, 30, 40, 50}; // Array must be sorted</text:span></text:p>
            <text:p text:style-name="P4"><text:span text:style-name="T2"><text:s text:c="8"/></text:span><text:span text:style-name="T2">int n = sizeof(arr) / sizeof(arr[0]);</text:span></text:p>
            <text:p text:style-name="P4"><text:span text:style-name="T2"><text:s text:c="8"/></text:span><text:span text:style-name="T2">int key = 40;</text:span></text:p>
            <text:p text:style-name="P4"><text:span text:style-name="T2"><text:s text:c="8"/></text:span><text:span text:style-name="T2">int result = binarySearch(arr, 0, n - 1, key);</text:span></text:p>
            <text:p text:style-name="P4"><text:span text:style-name="T2"/></text:p>
            <text:p text:style-name="P4"><text:span text:style-name="T2"><text:s text:c="8"/></text:span><text:span text:style-name="T2">if (result != -1) {</text:span></text:p>
            <text:p text:style-name="P4"><text:span text:style-name="T2"><text:s text:c="12"/></text:span><text:span text:style-name="T2">printf("Element found at index: %d\n", result);</text:span></text:p>
            <text:p text:style-name="P4"><text:span text:style-name="T2"><text:s text:c="8"/></text:span><text:span text:style-name="T2">} else {</text:span></text:p>
            <text:p text:style-name="P4"><text:span text:style-name="T2"><text:s text:c="12"/></text:span><text:span text:style-name="T2">printf("Element not found\n");</text:span></text:p>
            <text:p text:style-name="P4"><text:span text:style-name="T2"><text:s text:c="8"/></text:span><text:span text:style-name="T2">}</text:span></text:p>
            <text:p text:style-name="P4"><text:span text:style-name="T2"><text:s text:c="8"/></text:span><text:span text:style-name="T2">return 0;</text:span></text:p>
            <text:p text:style-name="P4"><text:span text:style-name="T2"><text:s text:c="4"/></text:span><text:span text:style-name="T2">}</text:span></text:p>
          </draw:text-box>
        </draw:frame>
        <draw:line draw:style-name="gr7" draw:text-style-name="P10" draw:layer="layout" svg:x1="12.7cm" svg:y1="10.16cm" svg:x2="15.24cm" svg:y2="10.16cm">
          <text:p/>
        </draw:line>
        <draw:frame draw:style-name="gr8" draw:text-style-name="P1" draw:layer="layout" svg:width="4.137cm" svg:height="0.962cm" svg:x="15.801cm" svg:y="9.66cm">
          <draw:text-box>
            <text:p>(arr, 0, 4, 40)</text:p>
          </draw:text-box>
        </draw:frame>
        <draw:line draw:style-name="gr7" draw:text-style-name="P10" draw:layer="layout" svg:x1="10.795cm" svg:y1="3.81cm" svg:x2="15.333cm" svg:y2="3.86cm">
          <text:p/>
        </draw:line>
        <draw:frame draw:style-name="gr9" draw:text-style-name="P1" draw:layer="layout" svg:width="5.744cm" svg:height="0.962cm" svg:x="15.802cm" svg:y="3.36cm">
          <draw:text-box>
            <text:p>=0 + (4 – 0) / 2 = 2</text:p>
          </draw:text-box>
        </draw:frame>
        <draw:line draw:style-name="gr7" draw:text-style-name="P10" draw:layer="layout" svg:x1="9.525cm" svg:y1="5.08cm" svg:x2="15.326cm" svg:y2="5.082cm">
          <text:p/>
        </draw:line>
        <draw:frame draw:style-name="gr10" draw:text-style-name="P1" draw:layer="layout" svg:width="2.231cm" svg:height="0.962cm" svg:x="15.802cm" svg:y="4.56cm">
          <draw:text-box>
            <text:p>TRUE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Binary Search</text:p>
          </draw:text-box>
        </draw:frame>
        <draw:frame draw:style-name="gr3" draw:text-style-name="P6" draw:layer="layout" svg:width="14.208cm" svg:height="11.792cm" svg:x="0.889cm" svg:y="1.967cm">
          <draw:text-box>
            <text:p text:style-name="P9"><text:span text:style-name="T2">#include &lt;stdio.h&gt;</text:span></text:p>
            <text:p text:style-name="P9"><text:span text:style-name="T2"/></text:p>
            <text:p text:style-name="P9"><text:span text:style-name="T2"><text:s text:c="4"/></text:span><text:span text:style-name="T2">int binarySearch(int arr[], int low, int high, int key) {</text:span></text:p>
            <text:p text:style-name="P9"><text:span text:style-name="T2"><text:s text:c="8"/></text:span><text:span text:style-name="T2">while (low &lt;= high) {</text:span></text:p>
            <text:p text:style-name="P9"><text:span text:style-name="T2"><text:s text:c="12"/></text:span><text:span text:style-name="T2">int mid = low + (high - low) / 2;</text:span></text:p>
            <text:p text:style-name="P9"><text:span text:style-name="T2"><text:s text:c="12"/></text:span><text:span text:style-name="T2">if (arr[mid] == key) {</text:span></text:p>
            <text:p text:style-name="P9"><text:span text:style-name="T2"><text:s text:c="16"/></text:span><text:span text:style-name="T2">return mid; // Return the index if found</text:span></text:p>
            <text:p text:style-name="P9"><text:span text:style-name="T2"><text:s text:c="12"/></text:span><text:span text:style-name="T2">} else if (arr[mid] &lt; key) {</text:span></text:p>
            <text:p text:style-name="P9"><text:span text:style-name="T2"><text:s text:c="16"/></text:span><text:span text:style-name="T2">low = mid + 1; // Search in the right half</text:span></text:p>
            <text:p text:style-name="P9"><text:span text:style-name="T2"><text:tab/></text:span><text:span text:style-name="T2"><text:tab/></text:span><text:span text:style-name="T2"> <text:s text:c="3"/></text:span><text:span text:style-name="T2">return binarySearch(arr, low, high, key);</text:span></text:p>
            <text:p text:style-name="P9"><text:span text:style-name="T2"><text:s text:c="12"/></text:span><text:span text:style-name="T2">} else {</text:span></text:p>
            <text:p text:style-name="P9"><text:span text:style-name="T2"><text:s text:c="16"/></text:span><text:span text:style-name="T2">high = mid - 1; // Search in the left half</text:span></text:p>
            <text:p text:style-name="P9"><text:span text:style-name="T2"><text:tab/></text:span><text:span text:style-name="T2"><text:tab/></text:span><text:span text:style-name="T2"> <text:s text:c="3"/></text:span><text:span text:style-name="T2">return binarySearch(arr, low, high, key);</text:span></text:p>
            <text:p text:style-name="P9"><text:span text:style-name="T2"><text:s text:c="12"/></text:span><text:span text:style-name="T2">}</text:span></text:p>
            <text:p text:style-name="P9"><text:span text:style-name="T2"><text:s text:c="8"/></text:span><text:span text:style-name="T2">}</text:span></text:p>
            <text:p text:style-name="P9"><text:span text:style-name="T2"><text:s text:c="8"/></text:span><text:span text:style-name="T2">return -1; // Return -1 if not found</text:span></text:p>
            <text:p text:style-name="P9"><text:span text:style-name="T2"><text:s text:c="4"/></text:span><text:span text:style-name="T2">}</text:span></text:p>
            <text:p text:style-name="P9"><text:span text:style-name="T2"/></text:p>
          </draw:text-box>
        </draw:frame>
        <draw:custom-shape draw:style-name="gr11" draw:text-style-name="P8" draw:layer="layout" svg:width="13.97cm" svg:height="4.234cm" svg:x="1.27cm" svg:y="9.525cm">
          <text:p text:style-name="P7">low = 3, high =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0.788cm" svg:y1="3.832cm" svg:x2="15.326cm" svg:y2="3.882cm">
          <text:p/>
        </draw:line>
        <draw:frame draw:style-name="gr9" draw:text-style-name="P1" draw:layer="layout" svg:width="5.744cm" svg:height="0.962cm" svg:x="15.802cm" svg:y="3.36cm">
          <draw:text-box>
            <text:p>=3 + (4 – 3) / 2 = 3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mputational complexity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Linear Search: Best O(1), Worst O(N)</text:p>
              </text:list-item>
              <text:list-item>
                <text:p>Bubble Sort: Best O(N), Worst O(N^2)</text:p>
              </text:list-item>
              <text:list-item>
                <text:p>Binary Search: Best O(1), Worst O(log_2(N)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lection Sort</text:p>
          </draw:text-box>
        </draw:frame>
        <draw:frame draw:style-name="gr3" draw:text-style-name="P12" draw:layer="layout" svg:width="17.793cm" svg:height="11.43cm" svg:x="5.472cm" svg:y="2.54cm">
          <draw:text-box>
            <text:p text:style-name="P11"><text:span text:style-name="T3">void selectionSort(int arr[], int n) {</text:span></text:p>
            <text:p text:style-name="P11"><text:span text:style-name="T3"><text:s text:c="4"/></text:span><text:span text:style-name="T3">int i, j, min_idx;</text:span></text:p>
            <text:p text:style-name="P11"><text:span text:style-name="T3"/></text:p>
            <text:p text:style-name="P11"><text:span text:style-name="T3"><text:s text:c="4"/></text:span><text:span text:style-name="T3">// One by one move boundary of unsorted subarray</text:span></text:p>
            <text:p text:style-name="P11"><text:span text:style-name="T3"><text:s text:c="4"/></text:span><text:span text:style-name="T3">for (i = 0; i &lt; n - 1; i++) {</text:span></text:p>
            <text:p text:style-name="P11"><text:span text:style-name="T3"><text:s text:c="8"/></text:span><text:span text:style-name="T3">// Find the minimum element in unsorted array</text:span></text:p>
            <text:p text:style-name="P11"><text:span text:style-name="T3"><text:s text:c="8"/></text:span><text:span text:style-name="T3">min_idx = i;</text:span></text:p>
            <text:p text:style-name="P11"><text:span text:style-name="T3"><text:s text:c="8"/></text:span><text:span text:style-name="T3">for (j = i + 1; j &lt; n; j++) {</text:span></text:p>
            <text:p text:style-name="P11"><text:span text:style-name="T3"><text:s text:c="12"/></text:span><text:span text:style-name="T3">if (arr[j] &lt; arr[min_idx]) {</text:span></text:p>
            <text:p text:style-name="P11"><text:span text:style-name="T3"><text:s text:c="16"/></text:span><text:span text:style-name="T3">min_idx = j;</text:span></text:p>
            <text:p text:style-name="P11"><text:span text:style-name="T3"><text:s text:c="12"/></text:span><text:span text:style-name="T3">}</text:span></text:p>
            <text:p text:style-name="P11"><text:span text:style-name="T3"><text:s text:c="8"/></text:span><text:span text:style-name="T3">}</text:span></text:p>
            <text:p text:style-name="P11"><text:span text:style-name="T3"/></text:p>
            <text:p text:style-name="P11"><text:span text:style-name="T3"><text:s text:c="8"/></text:span><text:span text:style-name="T3">// Swap the found minimum element with the first element</text:span></text:p>
            <text:p text:style-name="P11"><text:span text:style-name="T3"><text:s text:c="8"/></text:span><text:span text:style-name="T3">// of the unsorted subarray</text:span></text:p>
            <text:p text:style-name="P11"><text:span text:style-name="T3"><text:s text:c="8"/></text:span><text:span text:style-name="T3">if (min_idx != i) {</text:span></text:p>
            <text:p text:style-name="P11"><text:span text:style-name="T3"><text:s text:c="12"/></text:span><text:span text:style-name="T3">int temp = arr[min_idx];</text:span></text:p>
            <text:p text:style-name="P11"><text:span text:style-name="T3"><text:s text:c="12"/></text:span><text:span text:style-name="T3">arr[min_idx] = arr[i];</text:span></text:p>
            <text:p text:style-name="P11"><text:span text:style-name="T3"><text:s text:c="12"/></text:span><text:span text:style-name="T3">arr[i] = temp;</text:span></text:p>
            <text:p text:style-name="P11"><text:span text:style-name="T3"><text:s text:c="8"/></text:span><text:span text:style-name="T3">}</text:span></text:p>
            <text:p text:style-name="P11"><text:span text:style-name="T3"><text:s text:c="4"/></text:span><text:span text:style-name="T3">}</text:span></text:p>
            <text:p text:style-name="P11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sertion Sort</text:p>
          </draw:text-box>
        </draw:frame>
        <draw:frame draw:style-name="gr3" draw:text-style-name="P5" draw:layer="layout" svg:width="21.59cm" svg:height="9.308cm" svg:x="3.275cm" svg:y="2.627cm">
          <draw:text-box>
            <text:p text:style-name="P4"><text:span text:style-name="T1">void insertionSort(int arr[], int n) {</text:span></text:p>
            <text:p text:style-name="P4"><text:span text:style-name="T1"><text:s text:c="4"/></text:span><text:span text:style-name="T1">int i, key, j;</text:span></text:p>
            <text:p text:style-name="P4"><text:span text:style-name="T1"><text:s text:c="4"/></text:span><text:span text:style-name="T1">for (i = 1; i &lt; n; i++) {</text:span></text:p>
            <text:p text:style-name="P4"><text:span text:style-name="T1"><text:s text:c="8"/></text:span><text:span text:style-name="T1">key = arr[i]; // Store the current element as key</text:span></text:p>
            <text:p text:style-name="P4"><text:span text:style-name="T1"><text:s text:c="8"/></text:span><text:span text:style-name="T1">j = i - 1; <text:s text:c="3"/>// Start comparing with the element before key</text:span></text:p>
            <text:p text:style-name="P4"><text:span text:style-name="T1"/></text:p>
            <text:p text:style-name="P4"><text:span text:style-name="T1"><text:s text:c="8"/></text:span><text:span text:style-name="T1">// Move elements of arr[0..i-1], that are greater than key,</text:span></text:p>
            <text:p text:style-name="P4"><text:span text:style-name="T1"><text:s text:c="8"/></text:span><text:span text:style-name="T1">// to one position ahead of their current position</text:span></text:p>
            <text:p text:style-name="P4"><text:span text:style-name="T1"><text:s text:c="8"/></text:span><text:span text:style-name="T1">while (j &gt;= 0 &amp;&amp; arr[j] &gt; key) {</text:span></text:p>
            <text:p text:style-name="P4"><text:span text:style-name="T1"><text:s text:c="12"/></text:span><text:span text:style-name="T1">arr[j + 1] = arr[j]; // Shift element to the right</text:span></text:p>
            <text:p text:style-name="P4"><text:span text:style-name="T1"><text:s text:c="12"/></text:span><text:span text:style-name="T1">j = j - 1;</text:span></text:p>
            <text:p text:style-name="P4"><text:span text:style-name="T1"><text:s text:c="8"/></text:span><text:span text:style-name="T1">}</text:span></text:p>
            <text:p text:style-name="P4"><text:span text:style-name="T1"><text:s text:c="8"/></text:span><text:span text:style-name="T1">arr[j + 1] = key; // Place key in its correct position</text:span></text:p>
            <text:p text:style-name="P4"><text:span text:style-name="T1"><text:s text:c="4"/></text:span><text:span text:style-name="T1">}</text:span></text:p>
            <text:p text:style-name="P4"><text:span text:style-name="T1">}</text:span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5H48M37S</meta:editing-duration>
    <meta:editing-cycles>61</meta:editing-cycles>
    <meta:generator>LibreOffice/24.8.7.2$Linux_X86_64 LibreOffice_project/480$Build-2</meta:generator>
    <dc:title>Portfolio</dc:title>
    <dc:date>2025-08-13T14:23:51.266508392</dc:date>
    <meta:document-statistic meta:object-count="140"/>
  </office:meta>
</office:document-meta>
</file>